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Text_20_body">
      <style:text-properties officeooo:rsid="0010dc41" officeooo:paragraph-rsid="0010dc41"/>
    </style:style>
    <style:style style:name="P2" style:family="paragraph" style:parent-style-name="Standard">
      <style:text-properties officeooo:rsid="0010dc41" officeooo:paragraph-rsid="0010dc41"/>
    </style:style>
    <style:style style:name="P3" style:family="paragraph" style:parent-style-name="Heading_20_1" style:list-style-name=""/>
    <style:style style:name="P4" style:family="paragraph" style:parent-style-name="Heading_20_2" style:list-style-name=""/>
    <style:style style:name="P5" style:family="paragraph" style:parent-style-name="Heading_20_2" style:list-style-name="">
      <style:text-properties officeooo:rsid="0010dc41" officeooo:paragraph-rsid="0010dc41"/>
    </style:style>
    <style:style style:name="P6" style:family="paragraph" style:parent-style-name="Heading_20_3" style:list-style-name=""/>
    <style:style style:name="P7" style:family="paragraph" style:parent-style-name="Heading_20_3" style:list-style-name="">
      <style:text-properties officeooo:rsid="00148492" officeooo:paragraph-rsid="00148492"/>
    </style:style>
    <style:style style:name="P8" style:family="paragraph" style:parent-style-name="List_20_Paragraph" style:list-style-name="WWNum1">
      <style:paragraph-properties fo:margin-left="1.27cm" fo:margin-right="0cm" fo:line-height="115%" fo:text-indent="-0.635cm" style:auto-text-indent="false" style:writing-mode="lr-tb"/>
      <style:text-properties officeooo:rsid="00148492" officeooo:paragraph-rsid="00148492"/>
    </style:style>
    <style:style style:name="P9" style:family="paragraph" style:parent-style-name="Text_20_body" style:list-style-name="">
      <style:text-properties officeooo:rsid="00148492" officeooo:paragraph-rsid="00148492"/>
    </style:style>
    <style:style style:name="P10" style:family="paragraph" style:parent-style-name="Text_20_body" style:list-style-name="L2">
      <style:text-properties officeooo:rsid="00148492" officeooo:paragraph-rsid="00148492"/>
    </style:style>
    <style:style style:name="P11" style:family="paragraph" style:parent-style-name="Text_20_body" style:list-style-name="L3">
      <style:text-properties officeooo:paragraph-rsid="00148492"/>
    </style:style>
    <style:style style:name="P12" style:family="paragraph" style:parent-style-name="Text_20_body">
      <style:text-properties officeooo:rsid="00163f18" officeooo:paragraph-rsid="00163f18"/>
    </style:style>
    <style:style style:name="P13" style:family="paragraph" style:parent-style-name="Text_20_body">
      <style:text-properties officeooo:rsid="0016fefb" officeooo:paragraph-rsid="0016fefb"/>
    </style:style>
    <style:style style:name="T1" style:family="text">
      <style:text-properties officeooo:rsid="001484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ctivité <text:span text:style-name="T1">3</text:span> : <text:span text:style-name="T1">Maquettage</text:span></text:h>
      <text:h text:style-name="Heading_20_2" text:outline-level="2" text:is-list-header="true">Temporalité</text:h>
      <text:p text:style-name="P1">Le mercredi 07 juin de <text:span text:style-name="T1">13</text:span>h<text:span text:style-name="T1">30</text:span> à <text:span text:style-name="T1">17h30</text:span></text:p>
      <text:h text:style-name="P5" text:outline-level="2">Le brief</text:h>
      <text:h text:style-name="P6" text:outline-level="3">Conception</text:h>
      <text:p text:style-name="P9">A partir du brief, vous réaliserez : </text:p>
      <text:list xml:id="list799165844" text:style-name="L2">
        <text:list-item>
          <text:p text:style-name="P10">Le diagramme des cas d’utilisation</text:p>
        </text:list-item>
        <text:list-item>
          <text:p text:style-name="P10">Le scénario décrivant le cas ‘ajouter une marque’</text:p>
        </text:list-item>
      </text:list>
      <text:h text:style-name="P7" text:outline-level="3">Maquettage</text:h>
      <text:list text:style-name="L3">
        <text:list-item>
          <text:p text:style-name="P11"><text:span text:style-name="T1">Vous déposerez sur le drive les wireframe de la page d’accueil pour les grands écrans, écrans moyens et petits écrans en PDF ainsi que le wireframe de la ‘ajouter une marque’ pour grand écran</text:span></text:p>
        </text:list-item>
      </text:list>
      <text:list text:style-name="WWNum1">
        <text:list-item>
          <text:p text:style-name="P8">Vous proposerez la maquette graphique de la page d’accueil pour les grands écrans</text:p>
        </text:list-item>
      </text:list>
      <text:p text:style-name="P2"/>
      <text:h text:style-name="P4" text:outline-level="2">Compétence(s) ciblée(s)</text:h>
      <text:p text:style-name="P12">1 – Maquetter une application</text:p>
      <text:p text:style-name="P13">10 – Concevoir une application</text:p>
      <text:h text:style-name="P4" text:outline-level="2"/>
      <text:p text:style-name="P1"/>
      <text:p text:style-name="Text_20_body"/>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_20_Table" style:display-name="Normal Table"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fr" fo:country="FR" style:font-name-asian="Arial1" style:font-family-asian="Arial" style:font-family-generic-asian="system" style:font-pitch-asian="variable" style:font-size-asian="11pt" style:language-asian="fr" style:country-asian="FR" style:font-name-complex="Arial1" style:font-family-complex="Arial" style:font-family-generic-complex="system" style:font-pitch-complex="variable" style:font-size-complex="11pt" style:language-complex="ar" style:country-complex="S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1:56:10.309000000</meta:creation-date>
    <dc:date>2023-06-06T14:08:58.970000000</dc:date>
    <meta:editing-duration>PT37M4S</meta:editing-duration>
    <meta:editing-cycles>6</meta:editing-cycles>
    <meta:generator>LibreOffice/7.5.0.3$Windows_X86_64 LibreOffice_project/c21113d003cd3efa8c53188764377a8272d9d6de</meta:generator>
    <meta:document-statistic meta:table-count="0" meta:image-count="0" meta:object-count="0" meta:page-count="1" meta:paragraph-count="14" meta:word-count="98" meta:character-count="576" meta:non-whitespace-character-count="493"/>
  </office:meta>
</office:document-meta>
</file>